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cc00" draw:textarea-horizontal-align="justify" draw:textarea-vertical-align="middle" draw:auto-grow-height="false" fo:min-height="4.35cm" fo:min-width="27.2cm"/>
    </style:style>
    <style:style style:name="gr2" style:family="graphic" style:parent-style-name="standard">
      <style:graphic-properties svg:stroke-color="#000000" draw:fill-color="#ff6600" draw:textarea-horizontal-align="justify" draw:textarea-vertical-align="middle" draw:auto-grow-height="false" fo:min-height="0.862cm" fo:min-width="27.2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1.05cm" fo:min-width="27.2cm"/>
    </style:style>
    <style:style style:name="gr4" style:family="graphic" style:parent-style-name="standard">
      <style:graphic-properties svg:stroke-color="#000000" draw:fill-color="#9933ff" draw:textarea-horizontal-align="justify" draw:textarea-vertical-align="middle" draw:auto-grow-height="false" fo:min-height="1.75cm" fo:min-width="27.2cm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2.75cm"/>
    </style:style>
    <style:style style:name="gr11" style:family="graphic" style:parent-style-name="standard">
      <style:graphic-properties draw:stroke="none" svg:stroke-color="#000000" draw:fill="none" draw:fill-color="#ffffff" fo:min-height="1.85cm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start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33ff"/>
      <style:paragraph-properties fo:text-align="center"/>
    </style:style>
    <style:style style:name="P6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ccueil" draw:style-name="dp1" draw:master-page-name="Standard">
        <draw:custom-shape draw:style-name="gr1" draw:text-style-name="P2" draw:layer="layout" svg:width="27.7cm" svg:height="4.6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7cm" svg:height="1.112cm" svg:x="1cm" svg:y="5.588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7cm" svg:height="11.3cm" svg:x="1cm" svg:y="6.7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7.7cm" svg:height="2cm" svg:x="1cm" svg:y="18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.5cm" svg:height="2.2cm" svg:x="8.9cm" svg:y="1.8cm">
          <draw:text-box>
            <text:p text:style-name="P6"><text:span text:style-name="T1">P-L-O-M-B-E-R-I-Z</text:span></text:p>
          </draw:text-box>
        </draw:frame>
        <draw:frame draw:style-name="gr6" draw:text-style-name="P8" draw:layer="layout" svg:width="3.5cm" svg:height="1.1cm" svg:x="5.3cm" svg:y="5.7cm">
          <draw:text-box>
            <text:p>ACCUEIL </text:p>
          </draw:text-box>
        </draw:frame>
        <draw:frame draw:style-name="gr7" draw:text-style-name="P8" draw:layer="layout" svg:width="4cm" svg:height="0.962cm" svg:x="9.6cm" svg:y="5.8cm">
          <draw:text-box>
            <text:p>TARIFS</text:p>
          </draw:text-box>
        </draw:frame>
        <draw:frame draw:style-name="gr8" draw:text-style-name="P8" draw:layer="layout" svg:width="4.2cm" svg:height="1.673cm" svg:x="18.1cm" svg:y="5.7cm">
          <draw:text-box>
            <text:p>CONTACT</text:p>
          </draw:text-box>
        </draw:frame>
        <draw:frame draw:style-name="gr9" draw:text-style-name="P8" draw:layer="layout" svg:width="4cm" svg:height="1cm" svg:x="14.3cm" svg:y="5.7cm">
          <draw:text-box>
            <text:p>AVIS</text:p>
          </draw:text-box>
        </draw:frame>
        <draw:frame draw:style-name="gr10" draw:text-style-name="P10" draw:layer="layout" svg:width="18.1cm" svg:height="3cm" svg:x="6.2cm" svg:y="7.9cm">
          <draw:text-box>
            <text:p text:style-name="P9"><text:span text:style-name="T2">PRESENTATION DE L’ENTREPRISE</text:span></text:p>
          </draw:text-box>
        </draw:frame>
        <draw:frame draw:style-name="gr11" draw:text-style-name="P12" draw:layer="layout" svg:width="18.7cm" svg:height="2.1cm" svg:x="6.1cm" svg:y="13.3cm">
          <draw:text-box>
            <text:p text:style-name="P11"><text:span text:style-name="T3">GALERIE PHOTO GROS TUYAUX</text:span></text:p>
          </draw:text-box>
        </draw:frame>
        <draw:frame draw:style-name="gr12" draw:text-style-name="P8" draw:layer="layout" svg:width="15.4cm" svg:height="1.7cm" svg:x="7.8cm" svg:y="18.5cm">
          <draw:text-box>
            <text:p>MENTIONS LEGALES ET TOUT LE TRALAL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5:57:07.594137945</meta:creation-date>
    <dc:date>2017-03-14T16:13:28.111404144</dc:date>
    <meta:editing-duration>PT5M59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